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523">
            <text:p>UL-523</text:p>
          </table:table-cell>
          <table:table-cell office:value-type="float" office:value="57.95">
            <text:p>57.95</text:p>
          </table:table-cell>
          <table:table-cell office:value-type="float" office:value="-77.08">
            <text:p>-77.08</text:p>
          </table:table-cell>
          <table:table-cell office:value-type="float" office:value="1730.0">
            <text:p>1730.0</text:p>
          </table:table-cell>
          <table:table-cell office:value-type="float" office:value="80.0">
            <text:p>8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intLaurentFilion1992,VacchiEtal2018">
            <text:p>SaintLaurentFilion1992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5">
            <text:p>UL-3265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830.0">
            <text:p>283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3.2">
            <text:p>23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415">
            <text:p>I-2415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6990.0">
            <text:p>6990.0</text:p>
          </table:table-cell>
          <table:table-cell office:value-type="float" office:value="130.0">
            <text:p>130.0</text:p>
          </table:table-cell>
          <table:table-cell office:value-type="string" office:value="mya truncata, hiatella arctica, macoma calcarea, mytilus edulis">
            <text:p>mya truncata, hiatella arctica, macoma calcarea, 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4.0">
            <text:p>94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4">
            <text:p>UL-3264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1390.0">
            <text:p>139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0.2">
            <text:p>10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Q-1757">
            <text:p>UQ-1757</text:p>
          </table:table-cell>
          <table:table-cell office:value-type="float" office:value="58.25">
            <text:p>58.25</text:p>
          </table:table-cell>
          <table:table-cell office:value-type="float" office:value="-78.5">
            <text:p>-78.5</text:p>
          </table:table-cell>
          <table:table-cell office:value-type="float" office:value="2400.0">
            <text:p>2400.0</text:p>
          </table:table-cell>
          <table:table-cell office:value-type="float" office:value="150.0">
            <text:p>1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82">
            <text:p>UL-3282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020.0">
            <text:p>202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3.2">
            <text:p>13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3">
            <text:p>UL-3263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3610.0">
            <text:p>361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34.2">
            <text:p>34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X-1061">
            <text:p>GX-1061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6325.0">
            <text:p>6325.0</text:p>
          </table:table-cell>
          <table:table-cell office:value-type="float" office:value="95.0">
            <text:p>9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2">
            <text:p>UL-3262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220.0">
            <text:p>222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15.2">
            <text:p>15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QC-456">
            <text:p>QC-456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4710.0">
            <text:p>471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AndrewsShort1983,VacchiEtal2018">
            <text:p>AndrewsShort1983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1">
            <text:p>UL-3261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1100.0">
            <text:p>110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0">
            <text:p>UL-3260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530.0">
            <text:p>253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547">
            <text:p>I-2547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5360.0">
            <text:p>5360.0</text:p>
          </table:table-cell>
          <table:table-cell office:value-type="float" office:value="130.0">
            <text:p>130.0</text:p>
          </table:table-cell>
          <table:table-cell office:value-type="string" office:value="mya truncata, hiatella arctica, macoma calcarea, balanus balanus, macoma balthica, trichotropsis borealis, axinopsida orbiculata">
            <text:p>mya truncata, hiatella arctica, macoma calcarea, balanus balanus, macoma balthica, trichotropsis borealis, axinopsida orbicul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if-1819">
            <text:p>Gif-1819</text:p>
          </table:table-cell>
          <table:table-cell office:value-type="float" office:value="60.03">
            <text:p>60.03</text:p>
          </table:table-cell>
          <table:table-cell office:value-type="float" office:value="-77.2">
            <text:p>-77.2</text:p>
          </table:table-cell>
          <table:table-cell office:value-type="float" office:value="660.0">
            <text:p>660.0</text:p>
          </table:table-cell>
          <table:table-cell office:value-type="float" office:value="80.0">
            <text:p>80.0</text:p>
          </table:table-cell>
          <table:table-cell office:value-type="string" office:value="beluga bone collagen">
            <text:p>beluga bone collage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arington2003,VacchiEtal2018">
            <text:p>Harington2003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417">
            <text:p>I-2417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3930.0">
            <text:p>393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SC-706">
            <text:p>GSC-706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7830.0">
            <text:p>7830.0</text:p>
          </table:table-cell>
          <table:table-cell office:value-type="float" office:value="90.0">
            <text:p>90.0</text:p>
          </table:table-cell>
          <table:table-cell office:value-type="string" office:value="hiatella arctica, mya truncata, macoma sp.">
            <text:p>hiatella arctica, mya truncata, macoma sp.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39.0">
            <text:p>139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owdonBlake1968,VacchiEtal2018">
            <text:p>LowdonBlake1968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418">
            <text:p>I-2418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1550.0">
            <text:p>155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506">
            <text:p>UL-506</text:p>
          </table:table-cell>
          <table:table-cell office:value-type="float" office:value="58.05">
            <text:p>58.05</text:p>
          </table:table-cell>
          <table:table-cell office:value-type="float" office:value="-77.23">
            <text:p>-77.23</text:p>
          </table:table-cell>
          <table:table-cell office:value-type="float" office:value="1410.0">
            <text:p>1410.0</text:p>
          </table:table-cell>
          <table:table-cell office:value-type="float" office:value="70.0">
            <text:p>7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aintLaurentFilion1992,VacchiEtal2018">
            <text:p>SaintLaurentFilion1992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83">
            <text:p>UL-3283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860.0">
            <text:p>860.0</text:p>
          </table:table-cell>
          <table:table-cell office:value-type="float" office:value="60.0">
            <text:p>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Q-960">
            <text:p>UQ-960</text:p>
          </table:table-cell>
          <table:table-cell office:value-type="float" office:value="58.25">
            <text:p>58.25</text:p>
          </table:table-cell>
          <table:table-cell office:value-type="float" office:value="-78.5">
            <text:p>-78.5</text:p>
          </table:table-cell>
          <table:table-cell office:value-type="float" office:value="6250.0">
            <text:p>6250.0</text:p>
          </table:table-cell>
          <table:table-cell office:value-type="float" office:value="100.0">
            <text:p>100.0</text:p>
          </table:table-cell>
          <table:table-cell office:value-type="string" office:value="hiatella arctica, clinocardium ciliatum">
            <text:p>hiatella arctica, clinocardium ciliatum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IF-1819">
            <text:p>GIF-1819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7340.0">
            <text:p>7340.0</text:p>
          </table:table-cell>
          <table:table-cell office:value-type="float" office:value="70.0">
            <text:p>70.0</text:p>
          </table:table-cell>
          <table:table-cell office:value-type="string" office:value="mya truncata, hiatella arctica, balanus sp.">
            <text:p>mya truncata, hiatella arctica, balanus sp.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48.0">
            <text:p>14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ington2003,VacchiEtal2018">
            <text:p>Harington200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